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.21cm" fo:margin-bottom="0.21cm" loext:contextual-spacing="false" fo:line-height="150%"/>
    </style:style>
    <style:style style:name="P2" style:family="paragraph" style:parent-style-name="Text_20_body">
      <style:paragraph-properties fo:margin-top="0.21cm" fo:margin-bottom="0.21cm" loext:contextual-spacing="false" fo:line-height="150%"/>
      <style:text-properties officeooo:rsid="001531a5" officeooo:paragraph-rsid="001531a5"/>
    </style:style>
    <style:style style:name="P3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531a5" officeooo:paragraph-rsid="001531a5"/>
    </style:style>
    <style:style style:name="P4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887cb" officeooo:paragraph-rsid="001887cb"/>
    </style:style>
    <style:style style:name="P5" style:family="paragraph" style:parent-style-name="Text_20_body" style:list-style-name="L1" style:master-page-name="">
      <style:paragraph-properties fo:margin-top="0.21cm" fo:margin-bottom="0.21cm" loext:contextual-spacing="false" fo:line-height="150%" style:page-number="auto"/>
      <style:text-properties officeooo:rsid="001725ff" officeooo:paragraph-rsid="001725ff"/>
    </style:style>
    <style:style style:name="P6" style:family="paragraph" style:parent-style-name="Title">
      <style:paragraph-properties fo:margin-top="0.21cm" fo:margin-bottom="0.21cm" loext:contextual-spacing="false" fo:line-height="150%"/>
    </style:style>
    <style:style style:name="T1" style:family="text">
      <style:text-properties officeooo:rsid="0012b9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rview Barrierefreiheit im Internet</text:p>
      <text:p text:style-name="P1">Befragter: Dennis Westphal</text:p>
      <text:p text:style-name="P1">Durchführende: Janet Lehman<text:bookmark-start text:name="__DdeLink__653_3687300014"/><text:bookmark-start text:name="__DdeLink__658_3687300014"/><text:span text:style-name="T1">n</text:span><text:bookmark-end text:name="__DdeLink__653_3687300014"/><text:bookmark-end text:name="__DdeLink__658_3687300014"/></text:p>
      <text:p text:style-name="P1"/>
      <text:p text:style-name="P2">Fragen:</text:p>
      <text:list xml:id="list2529519390" text:style-name="L1">
        <text:list-item>
          <text:p text:style-name="P3">Wie schnell findest du Informationen im Internet?</text:p>
        </text:list-item>
        <text:list-item>
          <text:p text:style-name="P3">Wie oft triffst du auf Webseiten...</text:p>
          <text:list>
            <text:list-item>
              <text:p text:style-name="P3">mit schlechter / „unaufgeräumter“ Navigation?</text:p>
            </text:list-item>
            <text:list-item>
              <text:p text:style-name="P3">mit Bildern die keinen aussagekräftigen Alt-Text besitzen?</text:p>
            </text:list-item>
          </text:list>
        </text:list-item>
        <text:list-item>
          <text:p text:style-name="P5">Weißt du wo sich explizite Elemente einer Webseite befinden? Gibt es für dich Orientierungspunkte außer die Navigation?</text:p>
        </text:list-item>
        <text:list-item>
          <text:p text:style-name="P4">Wie bedienst du deine Devices? (z. B. Tastatur, Maus)</text:p>
          <text:list>
            <text:list-item>
              <text:p text:style-name="P4">PC</text:p>
            </text:list-item>
            <text:list-item>
              <text:p text:style-name="P4">Handy</text:p>
            </text:list-item>
          </text:list>
        </text:list-item>
        <text:list-item>
          <text:p text:style-name="P4">Was für Erfahrungen hast du bisher mit Drupal gemacht?</text:p>
        </text:list-item>
        <text:list-item>
          <text:p text:style-name="P4">Empfindest du Drupal als barrierearm? (Explizit D8)</text:p>
        </text:list-item>
        <text:list-item>
          <text:p text:style-name="P4">Wie findest du dich auf Webseiten zurecht? Meist gut oder schlecht?</text:p>
        </text:list-item>
        <text:list-item>
          <text:p text:style-name="P4">Was sind deine Vorstellungen einer perfekten Webseite?</text:p>
        </text:list-item>
        <text:list-item>
          <text:p text:style-name="P4">Wie viel bringen dir Alt-Texte?</text:p>
        </text:list-item>
        <text:list-item>
          <text:p text:style-name="P4"><text:soft-page-break/>Was fällt dir im Internet bzw. auf Webseiten besonders schwer?</text:p>
        </text:list-item>
        <text:list-item>
          <text:p text:style-name="P4">Was denkst du, sind die größten Hürden im Internet bzw. auf Webseiten?</text:p>
        </text:list-item>
        <text:list-item>
          <text:p text:style-name="P4">Was würde dir helfen, dich im Internet / auf Webseiten besser zurechtzufinden?</text:p>
        </text:list-item>
        <text:list-item>
          <text:p text:style-name="P4">Gibt es Webseiten von deren Aufbau bzw. Navigation du absolut begeistert / überzeugt bist?</text:p>
        </text:list-item>
        <text:list-item>
          <text:p text:style-name="P4">Arbeitest du auch mit dem Drupal Backend? </text:p>
          <text:list>
            <text:list-item>
              <text:p text:style-name="P4">Wenn ja, hattest du schonmal Probleme damit? </text:p>
            </text:list-item>
            <text:list-item>
              <text:p text:style-name="P4">Welche?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family-generic="swiss" style:font-pitch="variable" officeooo:rsid="000e5f0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t Lehmann</meta:initial-creator>
    <meta:creation-date>2018-03-14T10:08:05.685618073</meta:creation-date>
    <dc:date>2018-03-14T15:28:01.080440667</dc:date>
    <dc:creator>Janet Lehmann</dc:creator>
    <meta:editing-duration>PT3H40M29S</meta:editing-duration>
    <meta:editing-cycles>7</meta:editing-cycles>
    <meta:generator>LibreOffice/6.0.2.1$MacOSX_X86_64 LibreOffice_project/f7f06a8f319e4b62f9bc5095aa112a65d2f3ac89</meta:generator>
    <meta:document-statistic meta:table-count="0" meta:image-count="0" meta:object-count="0" meta:page-count="2" meta:paragraph-count="25" meta:word-count="187" meta:character-count="1164" meta:non-whitespace-character-count="1020"/>
  </office:meta>
</office:document-meta>
</file>